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598cm"/>
    </style:style>
    <style:style style:name="Table1.C" style:family="table-column">
      <style:table-column-properties style:column-width="9.81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6.913cm"/>
    </style:style>
    <style:style style:name="Table3.B" style:family="table-column">
      <style:table-column-properties style:column-width="10.088cm"/>
    </style:style>
    <style:style style:name="Table3.A1" style:family="table-cell">
      <style:table-cell-properties style:vertical-align="middle" fo:padding="0.049cm" fo:border="none"/>
    </style:style>
    <style:style style:name="Table4" style:family="table">
      <style:table-properties style:width="10.991cm" table:align="left"/>
    </style:style>
    <style:style style:name="Table4.A" style:family="table-column">
      <style:table-column-properties style:column-width="10.99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7.516cm"/>
    </style:style>
    <style:style style:name="Table5.B" style:family="table-column">
      <style:table-column-properties style:column-width="9.48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0.838cm"/>
    </style:style>
    <style:style style:name="Table6.B" style:family="table-column">
      <style:table-column-properties style:column-width="7.458cm"/>
    </style:style>
    <style:style style:name="Table6.C" style:family="table-column">
      <style:table-column-properties style:column-width="8.705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0.968cm"/>
    </style:style>
    <style:style style:name="Table7.B" style:family="table-column">
      <style:table-column-properties style:column-width="2.905cm"/>
    </style:style>
    <style:style style:name="Table7.C" style:family="table-column">
      <style:table-column-properties style:column-width="4.043cm"/>
    </style:style>
    <style:style style:name="Table7.D" style:family="table-column">
      <style:table-column-properties style:column-width="9.084cm"/>
    </style:style>
    <style:style style:name="Table7.A1" style:family="table-cell">
      <style:table-cell-properties style:vertical-align="middle" fo:padding="0.049cm" fo:border="none"/>
    </style:style>
    <style:style style:name="P1" style:family="paragraph" style:parent-style-name="Text_20_body">
      <style:text-properties fo:font-size="12pt" style:font-size-asian="10.5pt" style:font-size-complex="12pt"/>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paragraph-properties fo:margin-top="0cm" fo:margin-bottom="0cm" loext:contextual-spacing="false" fo:text-align="center" style:justify-single-word="false"/>
      <style:text-properties loext:padding="0cm" loext:border="non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8">
      <style:paragraph-properties fo:margin-top="0cm" fo:margin-bottom="0cm" loext:contextual-spacing="false"/>
    </style:style>
    <style:style style:name="P15" style:family="paragraph" style:parent-style-name="Table_20_Heading">
      <style:paragraph-properties fo:text-align="start" style:justify-single-word="false"/>
    </style:style>
    <style:style style:name="P16" style:family="paragraph" style:parent-style-name="Heading_20_3">
      <style:text-properties fo:font-size="12pt" style:font-size-asian="10.5pt" style:font-size-complex="12pt"/>
    </style:style>
    <style:style style:name="P17" style:family="paragraph" style:parent-style-name="Table_20_Contents" style:list-style-name="L1"/>
    <style:style style:name="P18" style:family="paragraph" style:parent-style-name="Table_20_Contents" style:list-style-name="L1">
      <style:paragraph-properties fo:margin-top="0cm" fo:margin-bottom="0.499cm" loext:contextual-spacing="false"/>
    </style:style>
    <style:style style:name="P19" style:family="paragraph" style:parent-style-name="Preformatted_20_Text">
      <style:paragraph-properties fo:margin-top="0cm" fo:margin-bottom="0.499cm" loext:contextual-spacing="false"/>
    </style:style>
    <style:style style:name="P20" style:family="paragraph" style:parent-style-name="Header">
      <style:text-properties officeooo:rsid="00215410" officeooo:paragraph-rsid="0021541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Commonly used methods of Thread class:</text:h>
      <table:table table:name="Table2" table:style-name="Table2">
        <table:table-column table:style-name="Table2.A"/>
        <table:table-row>
          <table:table-cell table:style-name="Table2.A1" office:value-type="string">
            <text:list xml:id="list593018200" text:style-name="L1">
              <text:list-item>
                <text:p text:style-name="P17"><text:span text:style-name="Strong_20_Emphasis">public void run(): </text:span>is used to perform action for a thread. </text:p>
              </text:list-item>
              <text:list-item>
                <text:p text:style-name="P17"><text:span text:style-name="Strong_20_Emphasis">public void start(): </text:span>starts the execution of the thread.JVM calls the run() method on the thread. </text:p>
              </text:list-item>
              <text:list-item>
                <text:p text:style-name="P17"><text:span text:style-name="Strong_20_Emphasis">public void sleep(long miliseconds): </text:span>Causes the currently executing thread to sleep (temporarily cease execution) for the specified number of milliseconds. </text:p>
              </text:list-item>
              <text:list-item>
                <text:p text:style-name="P17"><text:span text:style-name="Strong_20_Emphasis">public void join(): </text:span>waits for a thread to die. </text:p>
              </text:list-item>
              <text:list-item>
                <text:p text:style-name="P17"><text:span text:style-name="Strong_20_Emphasis">public void join(long miliseconds): </text:span>waits for a thread to die for the specified miliseconds. </text:p>
              </text:list-item>
              <text:list-item>
                <text:p text:style-name="P17"><text:span text:style-name="Strong_20_Emphasis">public int getPriority(): </text:span>returns the priority of the thread. </text:p>
              </text:list-item>
              <text:list-item>
                <text:p text:style-name="P17"><text:span text:style-name="Strong_20_Emphasis">public int setPriority(int priority): </text:span>changes the priority of the thread. </text:p>
              </text:list-item>
              <text:list-item>
                <text:p text:style-name="P17"><text:span text:style-name="Strong_20_Emphasis">public String getName(): </text:span>returns the name of the thread. </text:p>
              </text:list-item>
              <text:list-item>
                <text:p text:style-name="P17"><text:span text:style-name="Strong_20_Emphasis">public void setName(String name): </text:span>changes the name of the thread. </text:p>
              </text:list-item>
              <text:list-item>
                <text:p text:style-name="P17"><text:span text:style-name="Strong_20_Emphasis">public Thread currentThread(): </text:span>returns the reference of currently executing thread. </text:p>
              </text:list-item>
              <text:list-item>
                <text:p text:style-name="P17"><text:span text:style-name="Strong_20_Emphasis">public int getId(): </text:span>returns the id of the thread. </text:p>
              </text:list-item>
              <text:list-item>
                <text:p text:style-name="P17"><text:span text:style-name="Strong_20_Emphasis">public Thread.State getState(): </text:span>returns the state of the thread. </text:p>
              </text:list-item>
              <text:list-item>
                <text:p text:style-name="P17"><text:span text:style-name="Strong_20_Emphasis">public boolean isAlive(): </text:span>tests if the thread is alive. </text:p>
              </text:list-item>
              <text:list-item>
                <text:p text:style-name="P17"><text:span text:style-name="Strong_20_Emphasis">public void yield(): </text:span>causes the currently executing thread object to temporarily pause and allow other threads to execute. </text:p>
              </text:list-item>
              <text:list-item>
                <text:p text:style-name="P17"><text:span text:style-name="Strong_20_Emphasis">public void suspend(): </text:span>is used to suspend the thread(depricated). </text:p>
              </text:list-item>
              <text:list-item>
                <text:p text:style-name="P17"><text:span text:style-name="Strong_20_Emphasis">public void resume(): </text:span>is used to resume the suspended thread(depricated). </text:p>
              </text:list-item>
              <text:list-item>
                <text:p text:style-name="P17"><text:span text:style-name="Strong_20_Emphasis">public void stop(): </text:span>is used to stop the thread(depricated). </text:p>
              </text:list-item>
              <text:list-item>
                <text:p text:style-name="P17"><text:span text:style-name="Strong_20_Emphasis">public boolean isDaemon(): </text:span>tests if the thread is a daemon thread. </text:p>
              </text:list-item>
              <text:list-item>
                <text:p text:style-name="P17"><text:span text:style-name="Strong_20_Emphasis">public void setDaemon(boolean b): </text:span>marks the thread as daemon or user thread. </text:p>
              </text:list-item>
              <text:list-item>
                <text:p text:style-name="P17"><text:span text:style-name="Strong_20_Emphasis">public void interrupt(): </text:span>interrupts the thread. </text:p>
              </text:list-item>
              <text:list-item>
                <text:p text:style-name="P17"><text:span text:style-name="Strong_20_Emphasis">public boolean isInterrupted(): </text:span>tests if the thread has been interrupted. </text:p>
              </text:list-item>
              <text:list-item>
                <text:p text:style-name="P18"><text:span text:style-name="Strong_20_Emphasis">public static boolean interrupted(): </text:span>tests if the current thread has been interrupted. </text:p>
              </text:list-item>
            </text:list>
          </table:table-cell>
        </table:table-row>
      </table:table>
      <text:p text:style-name="P1"/>
      <text:h text:style-name="Heading_20_2" text:outline-level="2">Java Thread Methods</text:h>
      <table:table table:name="Table1" table:style-name="Table1">
        <table:table-column table:style-name="Table1.A" table:number-columns-repeated="2"/>
        <table:table-column table:style-name="Table1.C"/>
        <table:table-row>
          <table:table-cell table:style-name="Table1.A1" office:value-type="string">
            <text:p text:style-name="P15">Modifier and Type</text:p>
          </table:table-cell>
          <table:table-cell table:style-name="Table1.A1" office:value-type="string">
            <text:p text:style-name="P15">Method</text:p>
          </table:table-cell>
          <table:table-cell table:style-name="Table1.A1" office:value-type="string">
            <text:p text:style-name="P15">Description</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tart-method" text:style-name="Internet_20_link" text:visited-style-name="Visited_20_Internet_20_Link">start()</text:a></text:p>
          </table:table-cell>
          <table:table-cell table:style-name="Table1.A1" office:value-type="string">
            <text:p text:style-name="Table_20_Contents">It is used to start the execution of the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run-method" text:style-name="Internet_20_link" text:visited-style-name="Visited_20_Internet_20_Link">run()</text:a></text:p>
          </table:table-cell>
          <table:table-cell table:style-name="Table1.A1" office:value-type="string">
            <text:p text:style-name="Table_20_Contents">It is used to do an action for a thread.</text:p>
          </table:table-cell>
        </table:table-row>
        <table:table-row>
          <table:table-cell table:style-name="Table1.A1" office:value-type="string">
            <text:p text:style-name="Table_20_Contents">static void</text:p>
          </table:table-cell>
          <table:table-cell table:style-name="Table1.A1" office:value-type="string">
            <text:p text:style-name="Table_20_Contents"><text:a xlink:type="simple" xlink:href="https://www.javatpoint.com/java-thread-sleep-method" text:style-name="Internet_20_link" text:visited-style-name="Visited_20_Internet_20_Link">sleep()</text:a></text:p>
          </table:table-cell>
          <table:table-cell table:style-name="Table1.A1" office:value-type="string">
            <text:p text:style-name="Table_20_Contents">It sleeps a thread for the specified amount of time.</text:p>
          </table:table-cell>
        </table:table-row>
        <table:table-row>
          <table:table-cell table:style-name="Table1.A1" office:value-type="string">
            <text:p text:style-name="Table_20_Contents">static Thread</text:p>
          </table:table-cell>
          <table:table-cell table:style-name="Table1.A1" office:value-type="string">
            <text:p text:style-name="Table_20_Contents"><text:a xlink:type="simple" xlink:href="https://www.javatpoint.com/java-thread-currentthread-method" text:style-name="Internet_20_link" text:visited-style-name="Visited_20_Internet_20_Link">currentThread()</text:a></text:p>
          </table:table-cell>
          <table:table-cell table:style-name="Table1.A1" office:value-type="string">
            <text:p text:style-name="Table_20_Contents">It returns a reference to the currently executing thread object.</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join-method" text:style-name="Internet_20_link" text:visited-style-name="Visited_20_Internet_20_Link">join()</text:a></text:p>
          </table:table-cell>
          <table:table-cell table:style-name="Table1.A1" office:value-type="string">
            <text:p text:style-name="Table_20_Contents">It waits for a thread to die.</text:p>
          </table:table-cell>
        </table:table-row>
        <table:table-row>
          <table:table-cell table:style-name="Table1.A1" office:value-type="string">
            <text:p text:style-name="Table_20_Contents">int</text:p>
          </table:table-cell>
          <table:table-cell table:style-name="Table1.A1" office:value-type="string">
            <text:p text:style-name="Table_20_Contents"><text:a xlink:type="simple" xlink:href="https://www.javatpoint.com/java-thread-getpriority-method" text:style-name="Internet_20_link" text:visited-style-name="Visited_20_Internet_20_Link">getPriority()</text:a></text:p>
          </table:table-cell>
          <table:table-cell table:style-name="Table1.A1" office:value-type="string">
            <text:p text:style-name="Table_20_Contents">It returns the priority of the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etpriority-method" text:style-name="Internet_20_link" text:visited-style-name="Visited_20_Internet_20_Link">setPriority()</text:a></text:p>
          </table:table-cell>
          <table:table-cell table:style-name="Table1.A1" office:value-type="string">
            <text:p text:style-name="Table_20_Contents">It changes the priority of the thread.</text:p>
          </table:table-cell>
        </table:table-row>
        <table:table-row>
          <table:table-cell table:style-name="Table1.A1" office:value-type="string">
            <text:p text:style-name="Table_20_Contents">String</text:p>
          </table:table-cell>
          <table:table-cell table:style-name="Table1.A1" office:value-type="string">
            <text:p text:style-name="Table_20_Contents"><text:a xlink:type="simple" xlink:href="https://www.javatpoint.com/java-thread-getname-method" text:style-name="Internet_20_link" text:visited-style-name="Visited_20_Internet_20_Link">getName()</text:a></text:p>
          </table:table-cell>
          <table:table-cell table:style-name="Table1.A1" office:value-type="string">
            <text:p text:style-name="Table_20_Contents">It returns the name of the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etname-method" text:style-name="Internet_20_link" text:visited-style-name="Visited_20_Internet_20_Link">setName()</text:a></text:p>
          </table:table-cell>
          <table:table-cell table:style-name="Table1.A1" office:value-type="string">
            <text:p text:style-name="Table_20_Contents">It changes the name of the thread.</text:p>
          </table:table-cell>
        </table:table-row>
        <table:table-row>
          <table:table-cell table:style-name="Table1.A1" office:value-type="string">
            <text:p text:style-name="Table_20_Contents">long</text:p>
          </table:table-cell>
          <table:table-cell table:style-name="Table1.A1" office:value-type="string">
            <text:p text:style-name="Table_20_Contents"><text:a xlink:type="simple" xlink:href="https://www.javatpoint.com/java-thread-getid-method" text:style-name="Internet_20_link" text:visited-style-name="Visited_20_Internet_20_Link">getId()</text:a></text:p>
          </table:table-cell>
          <table:table-cell table:style-name="Table1.A1" office:value-type="string">
            <text:p text:style-name="Table_20_Contents">It returns the id of the thread.</text:p>
          </table:table-cell>
        </table:table-row>
        <table:table-row>
          <table:table-cell table:style-name="Table1.A1" office:value-type="string">
            <text:p text:style-name="Table_20_Contents">boolean</text:p>
          </table:table-cell>
          <table:table-cell table:style-name="Table1.A1" office:value-type="string">
            <text:p text:style-name="Table_20_Contents"><text:a xlink:type="simple" xlink:href="https://www.javatpoint.com/java-thread-isalive-method" text:style-name="Internet_20_link" text:visited-style-name="Visited_20_Internet_20_Link">isAlive()</text:a></text:p>
          </table:table-cell>
          <table:table-cell table:style-name="Table1.A1" office:value-type="string">
            <text:p text:style-name="Table_20_Contents">It tests if the thread is alive.</text:p>
          </table:table-cell>
        </table:table-row>
        <text:soft-page-break/>
        <table:table-row>
          <table:table-cell table:style-name="Table1.A1" office:value-type="string">
            <text:p text:style-name="Table_20_Contents">static void</text:p>
          </table:table-cell>
          <table:table-cell table:style-name="Table1.A1" office:value-type="string">
            <text:p text:style-name="Table_20_Contents"><text:a xlink:type="simple" xlink:href="https://www.javatpoint.com/java-thread-yield-method" text:style-name="Internet_20_link" text:visited-style-name="Visited_20_Internet_20_Link">yield()</text:a></text:p>
          </table:table-cell>
          <table:table-cell table:style-name="Table1.A1" office:value-type="string">
            <text:p text:style-name="Table_20_Contents">It causes the currently executing thread object to pause and allow other threads to execute temporarily.</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uspend-method" text:style-name="Internet_20_link" text:visited-style-name="Visited_20_Internet_20_Link">suspend()</text:a></text:p>
          </table:table-cell>
          <table:table-cell table:style-name="Table1.A1" office:value-type="string">
            <text:p text:style-name="Table_20_Contents">It is used to suspend the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resume-method" text:style-name="Internet_20_link" text:visited-style-name="Visited_20_Internet_20_Link">resume()</text:a></text:p>
          </table:table-cell>
          <table:table-cell table:style-name="Table1.A1" office:value-type="string">
            <text:p text:style-name="Table_20_Contents">It is used to resume the suspended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top-method" text:style-name="Internet_20_link" text:visited-style-name="Visited_20_Internet_20_Link">stop()</text:a></text:p>
          </table:table-cell>
          <table:table-cell table:style-name="Table1.A1" office:value-type="string">
            <text:p text:style-name="Table_20_Contents">It is used to stop the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destroy-method" text:style-name="Internet_20_link" text:visited-style-name="Visited_20_Internet_20_Link">destroy()</text:a></text:p>
          </table:table-cell>
          <table:table-cell table:style-name="Table1.A1" office:value-type="string">
            <text:p text:style-name="Table_20_Contents">It is used to destroy the thread group and all of its subgroups.</text:p>
          </table:table-cell>
        </table:table-row>
        <table:table-row>
          <table:table-cell table:style-name="Table1.A1" office:value-type="string">
            <text:p text:style-name="Table_20_Contents">boolean</text:p>
          </table:table-cell>
          <table:table-cell table:style-name="Table1.A1" office:value-type="string">
            <text:p text:style-name="Table_20_Contents"><text:a xlink:type="simple" xlink:href="https://www.javatpoint.com/java-thread-isdaemon-method" text:style-name="Internet_20_link" text:visited-style-name="Visited_20_Internet_20_Link">isDaemon()</text:a></text:p>
          </table:table-cell>
          <table:table-cell table:style-name="Table1.A1" office:value-type="string">
            <text:p text:style-name="Table_20_Contents">It tests if the thread is a daemon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etdaemon-method" text:style-name="Internet_20_link" text:visited-style-name="Visited_20_Internet_20_Link">setDaemon()</text:a></text:p>
          </table:table-cell>
          <table:table-cell table:style-name="Table1.A1" office:value-type="string">
            <text:p text:style-name="Table_20_Contents">It marks the thread as daemon or user thread.</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interrupt-method" text:style-name="Internet_20_link" text:visited-style-name="Visited_20_Internet_20_Link">interrupt()</text:a></text:p>
          </table:table-cell>
          <table:table-cell table:style-name="Table1.A1" office:value-type="string">
            <text:p text:style-name="Table_20_Contents">It interrupts the thread.</text:p>
          </table:table-cell>
        </table:table-row>
        <table:table-row>
          <table:table-cell table:style-name="Table1.A1" office:value-type="string">
            <text:p text:style-name="Table_20_Contents">boolean</text:p>
          </table:table-cell>
          <table:table-cell table:style-name="Table1.A1" office:value-type="string">
            <text:p text:style-name="Table_20_Contents"><text:a xlink:type="simple" xlink:href="https://www.javatpoint.com/java-thread-isinterrupted-method" text:style-name="Internet_20_link" text:visited-style-name="Visited_20_Internet_20_Link">isinterrupted()</text:a></text:p>
          </table:table-cell>
          <table:table-cell table:style-name="Table1.A1" office:value-type="string">
            <text:p text:style-name="Table_20_Contents">It tests whether the thread has been interrupted.</text:p>
          </table:table-cell>
        </table:table-row>
        <table:table-row>
          <table:table-cell table:style-name="Table1.A1" office:value-type="string">
            <text:p text:style-name="Table_20_Contents">static boolean</text:p>
          </table:table-cell>
          <table:table-cell table:style-name="Table1.A1" office:value-type="string">
            <text:p text:style-name="Table_20_Contents"><text:a xlink:type="simple" xlink:href="https://www.javatpoint.com/java-thread-interrupted-method" text:style-name="Internet_20_link" text:visited-style-name="Visited_20_Internet_20_Link">interrupted()</text:a></text:p>
          </table:table-cell>
          <table:table-cell table:style-name="Table1.A1" office:value-type="string">
            <text:p text:style-name="Table_20_Contents">It tests whether the current thread has been interrupted.</text:p>
          </table:table-cell>
        </table:table-row>
        <table:table-row>
          <table:table-cell table:style-name="Table1.A1" office:value-type="string">
            <text:p text:style-name="Table_20_Contents">static int</text:p>
          </table:table-cell>
          <table:table-cell table:style-name="Table1.A1" office:value-type="string">
            <text:p text:style-name="Table_20_Contents"><text:a xlink:type="simple" xlink:href="https://www.javatpoint.com/java-thread-activecount-method" text:style-name="Internet_20_link" text:visited-style-name="Visited_20_Internet_20_Link">activeCount()</text:a></text:p>
          </table:table-cell>
          <table:table-cell table:style-name="Table1.A1" office:value-type="string">
            <text:p text:style-name="Table_20_Contents">It returns the number of active threads in the current thread's thread group.</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checkaccess-method" text:style-name="Internet_20_link" text:visited-style-name="Visited_20_Internet_20_Link">checkAccess()</text:a></text:p>
          </table:table-cell>
          <table:table-cell table:style-name="Table1.A1" office:value-type="string">
            <text:p text:style-name="Table_20_Contents">It determines if the currently running thread has permission to modify the thread.</text:p>
          </table:table-cell>
        </table:table-row>
        <table:table-row>
          <table:table-cell table:style-name="Table1.A1" office:value-type="string">
            <text:p text:style-name="Table_20_Contents">static boolean</text:p>
          </table:table-cell>
          <table:table-cell table:style-name="Table1.A1" office:value-type="string">
            <text:p text:style-name="Table_20_Contents"><text:a xlink:type="simple" xlink:href="https://www.javatpoint.com/java-thread-holdlock-method" text:style-name="Internet_20_link" text:visited-style-name="Visited_20_Internet_20_Link">holdLock()</text:a></text:p>
          </table:table-cell>
          <table:table-cell table:style-name="Table1.A1" office:value-type="string">
            <text:p text:style-name="Table_20_Contents">It returns true if and only if the current thread holds the monitor lock on the specified object.</text:p>
          </table:table-cell>
        </table:table-row>
        <table:table-row>
          <table:table-cell table:style-name="Table1.A1" office:value-type="string">
            <text:p text:style-name="Table_20_Contents">static void</text:p>
          </table:table-cell>
          <table:table-cell table:style-name="Table1.A1" office:value-type="string">
            <text:p text:style-name="Table_20_Contents"><text:a xlink:type="simple" xlink:href="https://www.javatpoint.com/java-thread-dumpstack-method" text:style-name="Internet_20_link" text:visited-style-name="Visited_20_Internet_20_Link">dumpStack()</text:a></text:p>
          </table:table-cell>
          <table:table-cell table:style-name="Table1.A1" office:value-type="string">
            <text:p text:style-name="Table_20_Contents">It is used to print a stack trace of the current thread to the standard error stream.</text:p>
          </table:table-cell>
        </table:table-row>
        <table:table-row>
          <table:table-cell table:style-name="Table1.A1" office:value-type="string">
            <text:p text:style-name="Table_20_Contents">StackTraceElement[]</text:p>
          </table:table-cell>
          <table:table-cell table:style-name="Table1.A1" office:value-type="string">
            <text:p text:style-name="Table_20_Contents"><text:a xlink:type="simple" xlink:href="https://www.javatpoint.com/java-thread-getstacktrace-method" text:style-name="Internet_20_link" text:visited-style-name="Visited_20_Internet_20_Link">getStackTrace()</text:a></text:p>
          </table:table-cell>
          <table:table-cell table:style-name="Table1.A1" office:value-type="string">
            <text:p text:style-name="Table_20_Contents">It returns an array of stack trace elements representing the stack dump of the thread.</text:p>
          </table:table-cell>
        </table:table-row>
        <table:table-row>
          <table:table-cell table:style-name="Table1.A1" office:value-type="string">
            <text:p text:style-name="Table_20_Contents">static int</text:p>
          </table:table-cell>
          <table:table-cell table:style-name="Table1.A1" office:value-type="string">
            <text:p text:style-name="Table_20_Contents"><text:a xlink:type="simple" xlink:href="https://www.javatpoint.com/java-thread-enumerate-method" text:style-name="Internet_20_link" text:visited-style-name="Visited_20_Internet_20_Link">enumerate()</text:a></text:p>
          </table:table-cell>
          <table:table-cell table:style-name="Table1.A1" office:value-type="string">
            <text:p text:style-name="Table_20_Contents">It is used to copy every active thread's thread group and its subgroup into the specified array.</text:p>
          </table:table-cell>
        </table:table-row>
        <table:table-row>
          <table:table-cell table:style-name="Table1.A1" office:value-type="string">
            <text:p text:style-name="Table_20_Contents">Thread.State</text:p>
          </table:table-cell>
          <table:table-cell table:style-name="Table1.A1" office:value-type="string">
            <text:p text:style-name="Table_20_Contents"><text:a xlink:type="simple" xlink:href="https://www.javatpoint.com/java-thread-getstate-method" text:style-name="Internet_20_link" text:visited-style-name="Visited_20_Internet_20_Link">getState()</text:a></text:p>
          </table:table-cell>
          <table:table-cell table:style-name="Table1.A1" office:value-type="string">
            <text:p text:style-name="Table_20_Contents">It is used to return the state of the thread.</text:p>
          </table:table-cell>
        </table:table-row>
        <table:table-row>
          <table:table-cell table:style-name="Table1.A1" office:value-type="string">
            <text:p text:style-name="Table_20_Contents">ThreadGroup</text:p>
          </table:table-cell>
          <table:table-cell table:style-name="Table1.A1" office:value-type="string">
            <text:p text:style-name="Table_20_Contents"><text:a xlink:type="simple" xlink:href="https://www.javatpoint.com/java-thread-getthreadgroup-method" text:style-name="Internet_20_link" text:visited-style-name="Visited_20_Internet_20_Link">getThreadGroup()</text:a></text:p>
          </table:table-cell>
          <table:table-cell table:style-name="Table1.A1" office:value-type="string">
            <text:p text:style-name="Table_20_Contents">It is used to return the thread group to which this thread belongs</text:p>
          </table:table-cell>
        </table:table-row>
        <table:table-row>
          <table:table-cell table:style-name="Table1.A1" office:value-type="string">
            <text:p text:style-name="Table_20_Contents">String</text:p>
          </table:table-cell>
          <table:table-cell table:style-name="Table1.A1" office:value-type="string">
            <text:p text:style-name="Table_20_Contents"><text:a xlink:type="simple" xlink:href="https://www.javatpoint.com/java-thread-tostring-method" text:style-name="Internet_20_link" text:visited-style-name="Visited_20_Internet_20_Link">toString()</text:a></text:p>
          </table:table-cell>
          <table:table-cell table:style-name="Table1.A1" office:value-type="string">
            <text:p text:style-name="Table_20_Contents">It is used to return a string representation of this thread, including the thread's name, priority, and thread group.</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notify-method" text:style-name="Internet_20_link" text:visited-style-name="Visited_20_Internet_20_Link">notify()</text:a></text:p>
          </table:table-cell>
          <table:table-cell table:style-name="Table1.A1" office:value-type="string">
            <text:p text:style-name="Table_20_Contents">It is used to give the notification for only one thread which is waiting for a particular object.</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notifyall-method" text:style-name="Internet_20_link" text:visited-style-name="Visited_20_Internet_20_Link">notifyAll()</text:a></text:p>
          </table:table-cell>
          <table:table-cell table:style-name="Table1.A1" office:value-type="string">
            <text:p text:style-name="Table_20_Contents">It is used to give the notification to all waiting threads of a particular object.</text:p>
          </table:table-cell>
        </table:table-row>
        <table:table-row>
          <table:table-cell table:style-name="Table1.A1" office:value-type="string">
            <text:p text:style-name="Table_20_Contents">void</text:p>
          </table:table-cell>
          <table:table-cell table:style-name="Table1.A1" office:value-type="string">
            <text:p text:style-name="Table_20_Contents"><text:a xlink:type="simple" xlink:href="https://www.javatpoint.com/java-thread-setcontextclassloader-method" text:style-name="Internet_20_link" text:visited-style-name="Visited_20_Internet_20_Link">setContextClassLoader()</text:a></text:p>
          </table:table-cell>
          <table:table-cell table:style-name="Table1.A1" office:value-type="string">
            <text:p text:style-name="Table_20_Contents">It sets the context ClassLoader for the Thread.</text:p>
          </table:table-cell>
        </table:table-row>
        <table:table-row>
          <table:table-cell table:style-name="Table1.A1" office:value-type="string">
            <text:p text:style-name="Table_20_Contents">ClassLoader</text:p>
          </table:table-cell>
          <table:table-cell table:style-name="Table1.A1" office:value-type="string">
            <text:p text:style-name="Table_20_Contents"><text:a xlink:type="simple" xlink:href="https://www.javatpoint.com/java-thread-getcontextclassloader-method" text:style-name="Internet_20_link" text:visited-style-name="Visited_20_Internet_20_Link">getContextClassLoader()</text:a></text:p>
          </table:table-cell>
          <table:table-cell table:style-name="Table1.A1" office:value-type="string">
            <text:p text:style-name="Table_20_Contents">It returns the context ClassLoader for the thread.</text:p>
          </table:table-cell>
        </table:table-row>
        <table:table-row>
          <table:table-cell table:style-name="Table1.A1" office:value-type="string">
            <text:p text:style-name="Table_20_Contents">static Thread.UncaughtExceptionHandler</text:p>
          </table:table-cell>
          <table:table-cell table:style-name="Table1.A1" office:value-type="string">
            <text:p text:style-name="Table_20_Contents"><text:a xlink:type="simple" xlink:href="https://www.javatpoint.com/java-thread-getdefaultuncaughtexceptionhandler-method" text:style-name="Internet_20_link" text:visited-style-name="Visited_20_Internet_20_Link">getDefaultUncaughtExceptionHandler()</text:a></text:p>
          </table:table-cell>
          <table:table-cell table:style-name="Table1.A1" office:value-type="string">
            <text:p text:style-name="Table_20_Contents">It returns the default handler invoked when a thread abruptly terminates due to an uncaught exception.</text:p>
          </table:table-cell>
        </table:table-row>
        <table:table-row>
          <table:table-cell table:style-name="Table1.A1" office:value-type="string">
            <text:p text:style-name="Table_20_Contents">static void </text:p>
          </table:table-cell>
          <table:table-cell table:style-name="Table1.A1" office:value-type="string">
            <text:p text:style-name="Table_20_Contents"><text:a xlink:type="simple" xlink:href="https://www.javatpoint.com/java-thread-setdefaultuncaughtexceptionhandler-method" text:style-name="Internet_20_link" text:visited-style-name="Visited_20_Internet_20_Link">setDefaultUncaughtExceptionHandler()</text:a></text:p>
          </table:table-cell>
          <table:table-cell table:style-name="Table1.A1" office:value-type="string">
            <text:p text:style-name="Table_20_Contents">It sets the default handler invoked when a thread abruptly terminates due to an uncaught exception.</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h text:style-name="Heading_20_3" text:outline-level="3">Methods for Java Daemon thread by Thread class</text:h>
      <text:p text:style-name="Text_20_body">The java.lang.Thread class provides two methods for java daemon thread.</text:p>
      <table:table table:name="Table3" table:style-name="Table3">
        <table:table-column table:style-name="Table3.A"/>
        <table:table-column table:style-name="Table3.B"/>
        <table:table-row>
          <table:table-cell table:style-name="Table3.A1" office:value-type="string">
            <text:p text:style-name="Table_20_Heading">Method</text:p>
          </table:table-cell>
          <table:table-cell table:style-name="Table3.A1" office:value-type="string">
            <text:p text:style-name="Table_20_Heading">Description</text:p>
          </table:table-cell>
        </table:table-row>
        <table:table-row>
          <table:table-cell table:style-name="Table3.A1" office:value-type="string">
            <text:p text:style-name="Table_20_Contents">public void setDaemon(boolean status)</text:p>
          </table:table-cell>
          <table:table-cell table:style-name="Table3.A1" office:value-type="string">
            <text:p text:style-name="Table_20_Contents">is used to mark the current thread as daemon thread or user thread.</text:p>
          </table:table-cell>
        </table:table-row>
        <table:table-row>
          <table:table-cell table:style-name="Table3.A1" office:value-type="string">
            <text:p text:style-name="Table_20_Contents">public boolean isDaemon()</text:p>
          </table:table-cell>
          <table:table-cell table:style-name="Table3.A1" office:value-type="string">
            <text:p text:style-name="Table_20_Contents">is used to check that current is daemon.</text:p>
          </table:table-cell>
        </table:table-row>
      </table:table>
      <text:p text:style-name="Standard"/>
      <text:h text:style-name="Heading_20_3" text:outline-level="3">Methods of Object class</text:h>
      <table:table table:name="Table4" table:style-name="Table4">
        <table:table-column table:style-name="Table4.A"/>
        <table:table-row>
          <table:table-cell table:style-name="Table4.A1" office:value-type="string">
            <text:p text:style-name="Table_20_Contents">The Object class provides many methods. They are as follows: </text:p>
          </table:table-cell>
        </table:table-row>
      </table:table>
      <table:table table:name="Table5" table:style-name="Table5">
        <table:table-column table:style-name="Table5.A"/>
        <table:table-column table:style-name="Table5.B"/>
        <table:table-row>
          <table:table-cell table:style-name="Table5.A1" office:value-type="string">
            <text:p text:style-name="Table_20_Heading">Method</text:p>
          </table:table-cell>
          <table:table-cell table:style-name="Table5.A1" office:value-type="string">
            <text:p text:style-name="Table_20_Heading">Description</text:p>
          </table:table-cell>
        </table:table-row>
        <table:table-row>
          <table:table-cell table:style-name="Table5.A1" office:value-type="string">
            <text:p text:style-name="Table_20_Contents">public final Class getClass()</text:p>
          </table:table-cell>
          <table:table-cell table:style-name="Table5.A1" office:value-type="string">
            <text:p text:style-name="Table_20_Contents">returns the Class class object of this object. The Class class can further be used to get the metadata of this class.</text:p>
          </table:table-cell>
        </table:table-row>
        <table:table-row>
          <table:table-cell table:style-name="Table5.A1" office:value-type="string">
            <text:p text:style-name="Table_20_Contents">public int hashCode()</text:p>
          </table:table-cell>
          <table:table-cell table:style-name="Table5.A1" office:value-type="string">
            <text:p text:style-name="Table_20_Contents">returns the hashcode number for this object.</text:p>
          </table:table-cell>
        </table:table-row>
        <table:table-row>
          <table:table-cell table:style-name="Table5.A1" office:value-type="string">
            <text:p text:style-name="Table_20_Contents">public boolean equals(Object obj)</text:p>
          </table:table-cell>
          <table:table-cell table:style-name="Table5.A1" office:value-type="string">
            <text:p text:style-name="Table_20_Contents">compares the given object to this object.</text:p>
          </table:table-cell>
        </table:table-row>
        <table:table-row>
          <table:table-cell table:style-name="Table5.A1" office:value-type="string">
            <text:p text:style-name="Table_20_Contents">protected Object clone() throws CloneNotSupportedException</text:p>
          </table:table-cell>
          <table:table-cell table:style-name="Table5.A1" office:value-type="string">
            <text:p text:style-name="Table_20_Contents">creates and returns the exact copy (clone) of this object.</text:p>
          </table:table-cell>
        </table:table-row>
        <table:table-row>
          <table:table-cell table:style-name="Table5.A1" office:value-type="string">
            <text:p text:style-name="Table_20_Contents">public String toString()</text:p>
          </table:table-cell>
          <table:table-cell table:style-name="Table5.A1" office:value-type="string">
            <text:p text:style-name="Table_20_Contents">returns the string representation of this object.</text:p>
          </table:table-cell>
        </table:table-row>
        <table:table-row>
          <table:table-cell table:style-name="Table5.A1" office:value-type="string">
            <text:p text:style-name="Table_20_Contents">public final void notify()</text:p>
          </table:table-cell>
          <table:table-cell table:style-name="Table5.A1" office:value-type="string">
            <text:p text:style-name="Table_20_Contents">wakes up single thread, waiting on this object's monitor.</text:p>
          </table:table-cell>
        </table:table-row>
        <table:table-row>
          <table:table-cell table:style-name="Table5.A1" office:value-type="string">
            <text:p text:style-name="Table_20_Contents">public final void notifyAll()</text:p>
          </table:table-cell>
          <table:table-cell table:style-name="Table5.A1" office:value-type="string">
            <text:p text:style-name="Table_20_Contents">wakes up all the threads, waiting on this object's monitor.</text:p>
          </table:table-cell>
        </table:table-row>
        <table:table-row>
          <table:table-cell table:style-name="Table5.A1" office:value-type="string">
            <text:p text:style-name="Table_20_Contents">public final void wait(long timeout)throws InterruptedException</text:p>
          </table:table-cell>
          <table:table-cell table:style-name="Table5.A1" office:value-type="string">
            <text:p text:style-name="Table_20_Contents">causes the current thread to wait for the specified milliseconds, until another thread notifies (invokes notify() or notifyAll() method).</text:p>
          </table:table-cell>
        </table:table-row>
        <table:table-row>
          <table:table-cell table:style-name="Table5.A1" office:value-type="string">
            <text:p text:style-name="Table_20_Contents">public final void wait(long timeout,int nanos)throws InterruptedException</text:p>
          </table:table-cell>
          <table:table-cell table:style-name="Table5.A1" office:value-type="string">
            <text:p text:style-name="Table_20_Contents">causes the current thread to wait for the specified milliseconds and nanoseconds, until another thread notifies (invokes notify() or notifyAll() method).</text:p>
          </table:table-cell>
        </table:table-row>
        <table:table-row>
          <table:table-cell table:style-name="Table5.A1" office:value-type="string">
            <text:p text:style-name="Table_20_Contents">public final void wait()throws InterruptedException</text:p>
          </table:table-cell>
          <table:table-cell table:style-name="Table5.A1" office:value-type="string">
            <text:p text:style-name="Table_20_Contents">causes the current thread to wait, until another thread notifies (invokes notify() or notifyAll() method).</text:p>
          </table:table-cell>
        </table:table-row>
        <table:table-row>
          <table:table-cell table:style-name="Table5.A1" office:value-type="string">
            <text:p text:style-name="Table_20_Contents">protected void finalize()throws Throwable</text:p>
          </table:table-cell>
          <table:table-cell table:style-name="Table5.A1" office:value-type="string">
            <text:p text:style-name="Table_20_Contents">is invoked by the garbage collector before object is being garbage collected.</text:p>
          </table:table-cell>
        </table:table-row>
      </table:table>
      <text:p text:style-name="Standard"/>
      <text:h text:style-name="Heading_20_1" text:outline-level="1"><text:soft-page-break/>ThreadGroup in Java</text:h>
      <text:p text:style-name="Text_20_body">Java provides a convenient way to group multiple threads in a single object. In such way, we can suspend, resume or interrupt group of threads by a single method call.</text:p>
      <text:h text:style-name="Heading_20_4" text:outline-level="4">Note: Now suspend(), resume() and stop() methods are deprecated.</text:h>
      <text:p text:style-name="Text_20_body">Java thread group is implemented by <text:span text:style-name="Emphasis">java.lang.ThreadGroup</text:span> class.</text:p>
      <text:p text:style-name="Text_20_body">A ThreadGroup represents a set of threads. A thread group can also include the other thread group. The thread group creates a tree in which every thread group except the initial thread group has a parent. </text:p>
      <text:p text:style-name="Text_20_body">A thread is allowed to access information about its own thread group, but it cannot access the information about its thread group's parent thread group or any other thread groups.</text:p>
      <text:h text:style-name="Heading_20_2" text:outline-level="2">Constructors of ThreadGroup class</text:h>
      <text:p text:style-name="Text_20_body">There are only two constructors of ThreadGroup clas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No.</text:p>
          </table:table-cell>
          <table:table-cell table:style-name="Table6.A1" office:value-type="string">
            <text:p text:style-name="Table_20_Heading">Constructor</text:p>
          </table:table-cell>
          <table:table-cell table:style-name="Table6.A1" office:value-type="string">
            <text:p text:style-name="Table_20_Heading">Description</text:p>
          </table:table-cell>
        </table:table-row>
        <table:table-row>
          <table:table-cell table:style-name="Table6.A1" office:value-type="string">
            <text:p text:style-name="Table_20_Contents">1)</text:p>
          </table:table-cell>
          <table:table-cell table:style-name="Table6.A1" office:value-type="string">
            <text:p text:style-name="Table_20_Contents">ThreadGroup(String name)</text:p>
          </table:table-cell>
          <table:table-cell table:style-name="Table6.A1" office:value-type="string">
            <text:p text:style-name="Table_20_Contents">creates a thread group with given name.</text:p>
          </table:table-cell>
        </table:table-row>
        <table:table-row>
          <table:table-cell table:style-name="Table6.A1" office:value-type="string">
            <text:p text:style-name="Table_20_Contents">2)</text:p>
          </table:table-cell>
          <table:table-cell table:style-name="Table6.A1" office:value-type="string">
            <text:p text:style-name="Table_20_Contents">ThreadGroup(ThreadGroup parent, String name)</text:p>
          </table:table-cell>
          <table:table-cell table:style-name="Table6.A1" office:value-type="string">
            <text:p text:style-name="Table_20_Contents">creates a thread group with given parent group and name.</text:p>
          </table:table-cell>
        </table:table-row>
      </table:table>
      <text:h text:style-name="Heading_20_2" text:outline-level="2">Methods of ThreadGroup class</text:h>
      <text:p text:style-name="Text_20_body">There are many methods in ThreadGroup class. A list of ThreadGroup methods are given below.</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S.N.</text:p>
          </table:table-cell>
          <table:table-cell table:style-name="Table7.A1" office:value-type="string">
            <text:p text:style-name="Table_20_Heading">Modifier and Type</text:p>
          </table:table-cell>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table-cell table:style-name="Table7.A1" office:value-type="string">
            <text:p text:style-name="Table_20_Contents">1)</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checkaccess-method" text:style-name="Internet_20_link" text:visited-style-name="Visited_20_Internet_20_Link">checkAccess()</text:a></text:p>
          </table:table-cell>
          <table:table-cell table:style-name="Table7.A1" office:value-type="string">
            <text:p text:style-name="Table_20_Contents">This method determines if the currently running thread has permission to modify the thread group.</text:p>
          </table:table-cell>
        </table:table-row>
        <table:table-row>
          <table:table-cell table:style-name="Table7.A1" office:value-type="string">
            <text:p text:style-name="Table_20_Contents">2)</text:p>
          </table:table-cell>
          <table:table-cell table:style-name="Table7.A1" office:value-type="string">
            <text:p text:style-name="Table_20_Contents">int</text:p>
          </table:table-cell>
          <table:table-cell table:style-name="Table7.A1" office:value-type="string">
            <text:p text:style-name="Table_20_Contents"><text:a xlink:type="simple" xlink:href="https://www.javatpoint.com/java-threadgroup-activecount-method" text:style-name="Internet_20_link" text:visited-style-name="Visited_20_Internet_20_Link">activeCount()</text:a></text:p>
          </table:table-cell>
          <table:table-cell table:style-name="Table7.A1" office:value-type="string">
            <text:p text:style-name="Table_20_Contents">This method returns an estimate of the number of active threads in the thread group and its subgroups.</text:p>
          </table:table-cell>
        </table:table-row>
        <table:table-row>
          <table:table-cell table:style-name="Table7.A1" office:value-type="string">
            <text:p text:style-name="Table_20_Contents">3)</text:p>
          </table:table-cell>
          <table:table-cell table:style-name="Table7.A1" office:value-type="string">
            <text:p text:style-name="Table_20_Contents">int</text:p>
          </table:table-cell>
          <table:table-cell table:style-name="Table7.A1" office:value-type="string">
            <text:p text:style-name="Table_20_Contents"><text:a xlink:type="simple" xlink:href="https://www.javatpoint.com/java-threadgroup-activegroupcount-method" text:style-name="Internet_20_link" text:visited-style-name="Visited_20_Internet_20_Link">activeGroupCount()</text:a></text:p>
          </table:table-cell>
          <table:table-cell table:style-name="Table7.A1" office:value-type="string">
            <text:p text:style-name="Table_20_Contents">This method returns an estimate of the number of active groups in the thread group and its subgroups.</text:p>
          </table:table-cell>
        </table:table-row>
        <table:table-row>
          <table:table-cell table:style-name="Table7.A1" office:value-type="string">
            <text:p text:style-name="Table_20_Contents">4)</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destroy-method" text:style-name="Internet_20_link" text:visited-style-name="Visited_20_Internet_20_Link">destroy()</text:a></text:p>
          </table:table-cell>
          <table:table-cell table:style-name="Table7.A1" office:value-type="string">
            <text:p text:style-name="Table_20_Contents">This method destroys the thread group and all of its subgroups.</text:p>
          </table:table-cell>
        </table:table-row>
        <table:table-row>
          <table:table-cell table:style-name="Table7.A1" office:value-type="string">
            <text:p text:style-name="Table_20_Contents">5)</text:p>
          </table:table-cell>
          <table:table-cell table:style-name="Table7.A1" office:value-type="string">
            <text:p text:style-name="Table_20_Contents">int</text:p>
          </table:table-cell>
          <table:table-cell table:style-name="Table7.A1" office:value-type="string">
            <text:p text:style-name="Table_20_Contents"><text:a xlink:type="simple" xlink:href="https://www.javatpoint.com/java-threadgroup-enumerate-method" text:style-name="Internet_20_link" text:visited-style-name="Visited_20_Internet_20_Link">enumerate(Thread[] list)</text:a></text:p>
          </table:table-cell>
          <table:table-cell table:style-name="Table7.A1" office:value-type="string">
            <text:p text:style-name="Table_20_Contents">This method copies into the specified array every active thread in the thread group and its subgroups.</text:p>
          </table:table-cell>
        </table:table-row>
        <table:table-row>
          <table:table-cell table:style-name="Table7.A1" office:value-type="string">
            <text:p text:style-name="Table_20_Contents">6)</text:p>
          </table:table-cell>
          <table:table-cell table:style-name="Table7.A1" office:value-type="string">
            <text:p text:style-name="Table_20_Contents">int</text:p>
          </table:table-cell>
          <table:table-cell table:style-name="Table7.A1" office:value-type="string">
            <text:p text:style-name="Table_20_Contents"><text:a xlink:type="simple" xlink:href="https://www.javatpoint.com/java-threadgroup-getmaxpriority-method" text:style-name="Internet_20_link" text:visited-style-name="Visited_20_Internet_20_Link">getMaxPriority()</text:a></text:p>
          </table:table-cell>
          <table:table-cell table:style-name="Table7.A1" office:value-type="string">
            <text:p text:style-name="Table_20_Contents">This method returns the maximum priority of the thread group.</text:p>
          </table:table-cell>
        </table:table-row>
        <table:table-row>
          <table:table-cell table:style-name="Table7.A1" office:value-type="string">
            <text:p text:style-name="Table_20_Contents">7)</text:p>
          </table:table-cell>
          <table:table-cell table:style-name="Table7.A1" office:value-type="string">
            <text:p text:style-name="Table_20_Contents">String</text:p>
          </table:table-cell>
          <table:table-cell table:style-name="Table7.A1" office:value-type="string">
            <text:p text:style-name="Table_20_Contents"><text:a xlink:type="simple" xlink:href="https://www.javatpoint.com/java-threadgroup-getname-method" text:style-name="Internet_20_link" text:visited-style-name="Visited_20_Internet_20_Link">getName()</text:a></text:p>
          </table:table-cell>
          <table:table-cell table:style-name="Table7.A1" office:value-type="string">
            <text:p text:style-name="Table_20_Contents">This method returns the name of the thread group.</text:p>
          </table:table-cell>
        </table:table-row>
        <table:table-row>
          <table:table-cell table:style-name="Table7.A1" office:value-type="string">
            <text:p text:style-name="Table_20_Contents">8)</text:p>
          </table:table-cell>
          <table:table-cell table:style-name="Table7.A1" office:value-type="string">
            <text:p text:style-name="Table_20_Contents">ThreadGroup</text:p>
          </table:table-cell>
          <table:table-cell table:style-name="Table7.A1" office:value-type="string">
            <text:p text:style-name="Table_20_Contents"><text:a xlink:type="simple" xlink:href="https://www.javatpoint.com/java-threadgroup-getparent-method" text:style-name="Internet_20_link" text:visited-style-name="Visited_20_Internet_20_Link">getParent()</text:a></text:p>
          </table:table-cell>
          <table:table-cell table:style-name="Table7.A1" office:value-type="string">
            <text:p text:style-name="Table_20_Contents">This method returns the parent of the thread group.</text:p>
          </table:table-cell>
        </table:table-row>
        <table:table-row>
          <table:table-cell table:style-name="Table7.A1" office:value-type="string">
            <text:p text:style-name="Table_20_Contents">9)</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interrupt-method" text:style-name="Internet_20_link" text:visited-style-name="Visited_20_Internet_20_Link">interrupt()</text:a></text:p>
          </table:table-cell>
          <table:table-cell table:style-name="Table7.A1" office:value-type="string">
            <text:p text:style-name="Table_20_Contents">This method interrupts all threads in the thread <text:soft-page-break/>group.</text:p>
          </table:table-cell>
        </table:table-row>
        <table:table-row>
          <table:table-cell table:style-name="Table7.A1" office:value-type="string">
            <text:p text:style-name="Table_20_Contents">10)</text:p>
          </table:table-cell>
          <table:table-cell table:style-name="Table7.A1" office:value-type="string">
            <text:p text:style-name="Table_20_Contents">boolean</text:p>
          </table:table-cell>
          <table:table-cell table:style-name="Table7.A1" office:value-type="string">
            <text:p text:style-name="Table_20_Contents"><text:a xlink:type="simple" xlink:href="https://www.javatpoint.com/java-threadgroup-isdaemon-method" text:style-name="Internet_20_link" text:visited-style-name="Visited_20_Internet_20_Link">isDaemon()</text:a></text:p>
          </table:table-cell>
          <table:table-cell table:style-name="Table7.A1" office:value-type="string">
            <text:p text:style-name="Table_20_Contents">This method tests if the thread group is a daemon thread group.</text:p>
          </table:table-cell>
        </table:table-row>
        <table:table-row>
          <table:table-cell table:style-name="Table7.A1" office:value-type="string">
            <text:p text:style-name="Table_20_Contents">11)</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setdaemon-method" text:style-name="Internet_20_link" text:visited-style-name="Visited_20_Internet_20_Link">setDaemon(boolean daemon)</text:a></text:p>
          </table:table-cell>
          <table:table-cell table:style-name="Table7.A1" office:value-type="string">
            <text:p text:style-name="Table_20_Contents">This method changes the daemon status of the thread group.</text:p>
          </table:table-cell>
        </table:table-row>
        <table:table-row>
          <table:table-cell table:style-name="Table7.A1" office:value-type="string">
            <text:p text:style-name="Table_20_Contents">12)</text:p>
          </table:table-cell>
          <table:table-cell table:style-name="Table7.A1" office:value-type="string">
            <text:p text:style-name="Table_20_Contents">boolean</text:p>
          </table:table-cell>
          <table:table-cell table:style-name="Table7.A1" office:value-type="string">
            <text:p text:style-name="Table_20_Contents"><text:a xlink:type="simple" xlink:href="https://www.javatpoint.com/java-threadgroup-isdestroyed-method" text:style-name="Internet_20_link" text:visited-style-name="Visited_20_Internet_20_Link">isDestroyed()</text:a></text:p>
          </table:table-cell>
          <table:table-cell table:style-name="Table7.A1" office:value-type="string">
            <text:p text:style-name="Table_20_Contents">This method tests if this thread group has been destroyed.</text:p>
          </table:table-cell>
        </table:table-row>
        <table:table-row>
          <table:table-cell table:style-name="Table7.A1" office:value-type="string">
            <text:p text:style-name="Table_20_Contents">13)</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list-method" text:style-name="Internet_20_link" text:visited-style-name="Visited_20_Internet_20_Link">list()</text:a></text:p>
          </table:table-cell>
          <table:table-cell table:style-name="Table7.A1" office:value-type="string">
            <text:p text:style-name="Table_20_Contents">This method prints information about the thread group to the standard output.</text:p>
          </table:table-cell>
        </table:table-row>
        <table:table-row>
          <table:table-cell table:style-name="Table7.A1" office:value-type="string">
            <text:p text:style-name="Table_20_Contents">14)</text:p>
          </table:table-cell>
          <table:table-cell table:style-name="Table7.A1" office:value-type="string">
            <text:p text:style-name="Table_20_Contents">boolean</text:p>
          </table:table-cell>
          <table:table-cell table:style-name="Table7.A1" office:value-type="string">
            <text:p text:style-name="Table_20_Contents"><text:a xlink:type="simple" xlink:href="https://www.javatpoint.com/java-threadgroup-parentof-method" text:style-name="Internet_20_link" text:visited-style-name="Visited_20_Internet_20_Link">parentOf(ThreadGroup g</text:a></text:p>
          </table:table-cell>
          <table:table-cell table:style-name="Table7.A1" office:value-type="string">
            <text:p text:style-name="Table_20_Contents">This method tests if the thread group is either the thread group argument or one of its ancestor thread groups.</text:p>
          </table:table-cell>
        </table:table-row>
        <table:table-row>
          <table:table-cell table:style-name="Table7.A1" office:value-type="string">
            <text:p text:style-name="Table_20_Contents">15)</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suspend-method" text:style-name="Internet_20_link" text:visited-style-name="Visited_20_Internet_20_Link">suspend()</text:a></text:p>
          </table:table-cell>
          <table:table-cell table:style-name="Table7.A1" office:value-type="string">
            <text:p text:style-name="Table_20_Contents">This method is used to suspend all threads in the thread group.</text:p>
          </table:table-cell>
        </table:table-row>
        <table:table-row>
          <table:table-cell table:style-name="Table7.A1" office:value-type="string">
            <text:p text:style-name="Table_20_Contents">16)</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resume-method" text:style-name="Internet_20_link" text:visited-style-name="Visited_20_Internet_20_Link">resume()</text:a></text:p>
          </table:table-cell>
          <table:table-cell table:style-name="Table7.A1" office:value-type="string">
            <text:p text:style-name="Table_20_Contents">This method is used to resume all threads in the thread group which was suspended using suspend() method.</text:p>
          </table:table-cell>
        </table:table-row>
        <table:table-row>
          <table:table-cell table:style-name="Table7.A1" office:value-type="string">
            <text:p text:style-name="Table_20_Contents">17)</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setmaxpriority-method" text:style-name="Internet_20_link" text:visited-style-name="Visited_20_Internet_20_Link">setMaxPriority(int pri)</text:a></text:p>
          </table:table-cell>
          <table:table-cell table:style-name="Table7.A1" office:value-type="string">
            <text:p text:style-name="Table_20_Contents">This method sets the maximum priority of the group.</text:p>
          </table:table-cell>
        </table:table-row>
        <table:table-row>
          <table:table-cell table:style-name="Table7.A1" office:value-type="string">
            <text:p text:style-name="Table_20_Contents">18)</text:p>
          </table:table-cell>
          <table:table-cell table:style-name="Table7.A1" office:value-type="string">
            <text:p text:style-name="Table_20_Contents">void</text:p>
          </table:table-cell>
          <table:table-cell table:style-name="Table7.A1" office:value-type="string">
            <text:p text:style-name="Table_20_Contents"><text:a xlink:type="simple" xlink:href="https://www.javatpoint.com/java-threadgroup-stop-method" text:style-name="Internet_20_link" text:visited-style-name="Visited_20_Internet_20_Link">stop()</text:a></text:p>
          </table:table-cell>
          <table:table-cell table:style-name="Table7.A1" office:value-type="string">
            <text:p text:style-name="Table_20_Contents">This method is used to stop all threads in the thread group.</text:p>
          </table:table-cell>
        </table:table-row>
        <table:table-row>
          <table:table-cell table:style-name="Table7.A1" office:value-type="string">
            <text:p text:style-name="Table_20_Contents">19)</text:p>
          </table:table-cell>
          <table:table-cell table:style-name="Table7.A1" office:value-type="string">
            <text:p text:style-name="Table_20_Contents">String</text:p>
          </table:table-cell>
          <table:table-cell table:style-name="Table7.A1" office:value-type="string">
            <text:p text:style-name="Table_20_Contents"><text:a xlink:type="simple" xlink:href="https://www.javatpoint.com/java-threadgroup-tostring-method" text:style-name="Internet_20_link" text:visited-style-name="Visited_20_Internet_20_Link">toString()</text:a></text:p>
          </table:table-cell>
          <table:table-cell table:style-name="Table7.A1" office:value-type="string">
            <text:p text:style-name="Table_20_Contents">This method returns a string representation of the Thread group.</text:p>
          </table:table-cell>
        </table:table-row>
      </table:table>
      <text:p text:style-name="Text_20_body">Let's see a code to group multiple threads.</text:p>
      <text:list xml:id="list3773392312" text:style-name="L2">
        <text:list-item>
          <text:p text:style-name="P9">ThreadGroup tg1 = new ThreadGroup("Group A");   </text:p>
        </text:list-item>
        <text:list-item>
          <text:p text:style-name="P9">Thread t1 = new Thread(tg1,new MyRunnable(),"one");     </text:p>
        </text:list-item>
        <text:list-item>
          <text:p text:style-name="P9">Thread t2 = new Thread(tg1,new MyRunnable(),"two");     </text:p>
        </text:list-item>
        <text:list-item>
          <text:p text:style-name="P2">Thread t3 = new Thread(tg1,new MyRunnable(),"three");    </text:p>
        </text:list-item>
      </text:list>
      <text:p text:style-name="Text_20_body">Now all 3 threads belong to one group. Here, tg1 is the thread group name, MyRunnable is the class that implements Runnable interface and "one", "two" and "three" are the thread names.</text:p>
      <text:p text:style-name="Text_20_body">Now we can interrupt all threads by a single line of code only.</text:p>
      <text:list xml:id="list103918956" text:style-name="L3">
        <text:list-item>
          <text:p text:style-name="P3">Thread.currentThread().getThreadGroup().interrupt();  </text:p>
        </text:list-item>
      </text:list>
      <text:h text:style-name="Heading_20_2" text:outline-level="2">ThreadGroup Example</text:h>
      <text:p text:style-name="Text_20_body">File: ThreadGroupDemo.java</text:p>
      <text:list xml:id="list2379944261" text:style-name="L4">
        <text:list-item>
          <text:p text:style-name="P10">public class ThreadGroupDemo implements Runnable{  </text:p>
        </text:list-item>
        <text:list-item>
          <text:p text:style-name="P10">    public void run() {  </text:p>
        </text:list-item>
        <text:list-item>
          <text:p text:style-name="P10">          System.out.println(Thread.currentThread().getName());  </text:p>
        </text:list-item>
        <text:list-item>
          <text:p text:style-name="P10">    }  </text:p>
        </text:list-item>
        <text:list-item>
          <text:p text:style-name="P10">   public static void main(String[] args) {  </text:p>
        </text:list-item>
        <text:list-item>
          <text:p text:style-name="P10">      ThreadGroupDemo runnable = new ThreadGroupDemo();  </text:p>
        </text:list-item>
        <text:list-item>
          <text:p text:style-name="P10"><text:soft-page-break/>          ThreadGroup tg1 = new ThreadGroup("Parent ThreadGroup");  </text:p>
        </text:list-item>
        <text:list-item>
          <text:p text:style-name="P10">            </text:p>
        </text:list-item>
        <text:list-item>
          <text:p text:style-name="P10">          Thread t1 = new Thread(tg1, runnable,"one");  </text:p>
        </text:list-item>
        <text:list-item>
          <text:p text:style-name="P10">          t1.start();  </text:p>
        </text:list-item>
        <text:list-item>
          <text:p text:style-name="P10">          Thread t2 = new Thread(tg1, runnable,"two");  </text:p>
        </text:list-item>
        <text:list-item>
          <text:p text:style-name="P10">          t2.start();  </text:p>
        </text:list-item>
        <text:list-item>
          <text:p text:style-name="P10">          Thread t3 = new Thread(tg1, runnable,"three");  </text:p>
        </text:list-item>
        <text:list-item>
          <text:p text:style-name="P10">          t3.start();  </text:p>
        </text:list-item>
        <text:list-item>
          <text:p text:style-name="P10">               </text:p>
        </text:list-item>
        <text:list-item>
          <text:p text:style-name="P10">          System.out.println("Thread Group Name: "+tg1.getName());  </text:p>
        </text:list-item>
        <text:list-item>
          <text:p text:style-name="P10">         tg1.list();  </text:p>
        </text:list-item>
        <text:list-item>
          <text:p text:style-name="P10">  </text:p>
        </text:list-item>
        <text:list-item>
          <text:p text:style-name="P10">    }  </text:p>
        </text:list-item>
        <text:list-item>
          <text:p text:style-name="P4">   }  </text:p>
        </text:list-item>
      </text:list>
      <text:p text:style-name="Text_20_body">Output:</text:p>
      <text:p text:style-name="Preformatted_20_Text">one</text:p>
      <text:p text:style-name="Preformatted_20_Text">two</text:p>
      <text:p text:style-name="Preformatted_20_Text">three</text:p>
      <text:p text:style-name="Preformatted_20_Text">Thread Group Name: Parent ThreadGroup</text:p>
      <text:p text:style-name="Preformatted_20_Text">java.lang.ThreadGroup[name=Parent ThreadGroup,maxpri=10]</text:p>
      <text:p text:style-name="Preformatted_20_Text"><text:s text:c="4"/>Thread[one,5,Parent ThreadGroup]</text:p>
      <text:p text:style-name="Preformatted_20_Text"><text:s text:c="4"/>Thread[two,5,Parent ThreadGroup]</text:p>
      <text:p text:style-name="P19"><text:s text:c="4"/>Thread[three,5,Parent ThreadGroup]</text:p>
      <text:p text:style-name="Text_20_body"/>
      <text:h text:style-name="Heading_20_1" text:outline-level="1">Java Shutdown Hook</text:h>
      <text:p text:style-name="Text_20_body">The shutdown hook can be used to perform cleanup resource or save the state when JVM shuts down normally or abruptly. Performing clean resource means closing log file, sending some alerts or something else. So if you want to execute some code before JVM shuts down, use shutdown hook.</text:p>
      <text:h text:style-name="Heading_20_3" text:outline-level="3">When does the JVM shut down?</text:h>
      <text:p text:style-name="Text_20_body">The JVM shuts down when: </text:p>
      <text:list xml:id="list51905760" text:style-name="L5">
        <text:list-item>
          <text:p text:style-name="P11">user presses ctrl+c on the command prompt </text:p>
        </text:list-item>
        <text:list-item>
          <text:p text:style-name="P11">System.exit(int) method is invoked </text:p>
        </text:list-item>
        <text:list-item>
          <text:p text:style-name="P11">user logoff </text:p>
        </text:list-item>
        <text:list-item>
          <text:p text:style-name="P5">user shutdown etc. </text:p>
        </text:list-item>
      </text:list>
      <text:p text:style-name="Horizontal_20_Line"/>
      <text:h text:style-name="Heading_20_4" text:outline-level="4"><text:soft-page-break/>The addShutdownHook(Thread hook) method</text:h>
      <text:p text:style-name="Text_20_body">The addShutdownHook() method of Runtime class is used to register the thread with the Virtual Machine. Syntax: </text:p>
      <text:list xml:id="list3691593644" text:style-name="L6">
        <text:list-item>
          <text:p text:style-name="P6">public void addShutdownHook(Thread hook){}  </text:p>
        </text:list-item>
      </text:list>
      <text:p text:style-name="Text_20_body"/>
      <text:p text:style-name="Text_20_body">The object of Runtime class can be obtained by calling the static factory method getRuntime(). For example: </text:p>
      <text:p text:style-name="Text_20_body">Runtime r = Runtime.getRuntime();</text:p>
      <text:h text:style-name="Heading_20_4" text:outline-level="4">Factory method</text:h>
      <text:p text:style-name="Text_20_body">The method that returns the instance of a class is known as factory method. </text:p>
      <text:p text:style-name="Horizontal_20_Line"/>
      <text:h text:style-name="Heading_20_3" text:outline-level="3">Simple example of Shutdown Hook</text:h>
      <text:list xml:id="list1954110842" text:style-name="L7">
        <text:list-item>
          <text:p text:style-name="P13">class MyThread extends Thread{  </text:p>
        </text:list-item>
        <text:list-item>
          <text:p text:style-name="P13">    public void run(){  </text:p>
        </text:list-item>
        <text:list-item>
          <text:p text:style-name="P13">        System.out.println("shut down hook task completed..");  </text:p>
        </text:list-item>
        <text:list-item>
          <text:p text:style-name="P13">    }  </text:p>
        </text:list-item>
        <text:list-item>
          <text:p text:style-name="P13">}  </text:p>
        </text:list-item>
        <text:list-item>
          <text:p text:style-name="P13">  </text:p>
        </text:list-item>
        <text:list-item>
          <text:p text:style-name="P13">public class TestShutdown1{  </text:p>
        </text:list-item>
        <text:list-item>
          <text:p text:style-name="P13">public static void main(String[] args)throws Exception {  </text:p>
        </text:list-item>
        <text:list-item>
          <text:p text:style-name="P13">  </text:p>
        </text:list-item>
        <text:list-item>
          <text:p text:style-name="P13">Runtime r=Runtime.getRuntime();  </text:p>
        </text:list-item>
        <text:list-item>
          <text:p text:style-name="P13">r.addShutdownHook(new MyThread());  </text:p>
        </text:list-item>
        <text:list-item>
          <text:p text:style-name="P13">      </text:p>
        </text:list-item>
        <text:list-item>
          <text:p text:style-name="P13">System.out.println("Now main sleeping... press ctrl+c to exit");  </text:p>
        </text:list-item>
        <text:list-item>
          <text:p text:style-name="P13">try{Thread.sleep(3000);}catch (Exception e) {}  </text:p>
        </text:list-item>
        <text:list-item>
          <text:p text:style-name="P13">}  </text:p>
        </text:list-item>
        <text:list-item>
          <text:p text:style-name="P7">}  </text:p>
        </text:list-item>
      </text:list>
      <text:p text:style-name="Preformatted_20_Text">Output:Now main sleeping... press ctrl+c to exit</text:p>
      <text:p text:style-name="Preformatted_20_Text"><text:s text:c="7"/>shut down hook task completed..</text:p>
      <text:p text:style-name="Preformatted_20_Text"><text:s text:c="7"/></text:p>
      <text:p text:style-name="P19"><text:s/></text:p>
      <text:h text:style-name="Heading_20_4" text:outline-level="4"><text:bookmark text:name="n"/>Note: The shutdown sequence can be stopped by invoking the halt(int) method of Runtime class.</text:h>
      <text:p text:style-name="Horizontal_20_Line"/>
      <text:h text:style-name="Heading_20_3" text:outline-level="3"><text:soft-page-break/>Same example of Shutdown Hook by annonymous class:</text:h>
      <text:list xml:id="list4108011086" text:style-name="L8">
        <text:list-item>
          <text:p text:style-name="P14">public class TestShutdown2{  </text:p>
        </text:list-item>
        <text:list-item>
          <text:p text:style-name="P14">public static void main(String[] args)throws Exception {  </text:p>
        </text:list-item>
        <text:list-item>
          <text:p text:style-name="P14">  </text:p>
        </text:list-item>
        <text:list-item>
          <text:p text:style-name="P14">Runtime r=Runtime.getRuntime();  </text:p>
        </text:list-item>
        <text:list-item>
          <text:p text:style-name="P14">  </text:p>
        </text:list-item>
        <text:list-item>
          <text:p text:style-name="P14">r.addShutdownHook(new Thread(){  </text:p>
        </text:list-item>
        <text:list-item>
          <text:p text:style-name="P14">public void run(){  </text:p>
        </text:list-item>
        <text:list-item>
          <text:p text:style-name="P14">    System.out.println("shut down hook task completed..");  </text:p>
        </text:list-item>
        <text:list-item>
          <text:p text:style-name="P14">    }  </text:p>
        </text:list-item>
        <text:list-item>
          <text:p text:style-name="P14">}  </text:p>
        </text:list-item>
        <text:list-item>
          <text:p text:style-name="P14">);  </text:p>
        </text:list-item>
        <text:list-item>
          <text:p text:style-name="P14">      </text:p>
        </text:list-item>
        <text:list-item>
          <text:p text:style-name="P14">System.out.println("Now main sleeping... press ctrl+c to exit");  </text:p>
        </text:list-item>
        <text:list-item>
          <text:p text:style-name="P14">try{Thread.sleep(3000);}catch (Exception e) {}  </text:p>
        </text:list-item>
        <text:list-item>
          <text:p text:style-name="P14">}  </text:p>
        </text:list-item>
        <text:list-item>
          <text:p text:style-name="P8">}  </text:p>
        </text:list-item>
      </text:list>
      <text:p text:style-name="Preformatted_20_Text">Output:Now main sleeping... press ctrl+c to exit</text:p>
      <text:p text:style-name="Preformatted_20_Text"><text:s text:c="7"/>shut down hook task completed..</text:p>
      <text:p text:style-name="Preformatted_20_Text"><text:s text:c="7"/></text:p>
      <text:p text:style-name="P19"><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5410" officeooo:paragraph-rsid="0021541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Import concept and Method Of Thread.<text:tab/></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10:41:14.225622248</meta:creation-date>
    <meta:print-date>2019-08-30T10:56:42.084523329</meta:print-date>
    <dc:date>2019-08-30T12:05:26.473996283</dc:date>
    <meta:editing-duration>PT53M41S</meta:editing-duration>
    <meta:editing-cycles>1</meta:editing-cycles>
    <meta:document-statistic meta:table-count="7" meta:image-count="0" meta:object-count="0" meta:page-count="8" meta:paragraph-count="367" meta:word-count="1986" meta:character-count="13105" meta:non-whitespace-character-count="11178"/>
    <meta:generator>LibreOffice/6.0.7.3$Linux_X86_64 LibreOffice_project/00m0$Build-3</meta:generator>
  </office:meta>
</office:document-meta>
</file>